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577c75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577c75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b1170" officeooo:paragraph-rsid="005023b3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b1170" officeooo:paragraph-rsid="00577c75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d609f" officeooo:paragraph-rsid="00577c75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2ff15a" officeooo:paragraph-rsid="00577c75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577c75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e468c" officeooo:paragraph-rsid="00577c75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24" style:family="paragraph" style:parent-style-name="Table_20_Contents">
      <style:text-properties fo:font-size="10pt" fo:language="en" fo:country="US" officeooo:rsid="004b0f05" officeooo:paragraph-rsid="00577c75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536f54" officeooo:paragraph-rsid="00577c75" style:font-size-asian="10pt" style:font-size-complex="10pt"/>
    </style:style>
    <style:style style:name="P27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561b34" officeooo:paragraph-rsid="00577c75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562ec9" officeooo:paragraph-rsid="00577c75" style:font-size-asian="10pt" style:font-size-complex="10pt"/>
    </style:style>
    <style:style style:name="P31" style:family="paragraph" style:parent-style-name="Table_20_Contents">
      <style:text-properties fo:font-size="10pt" fo:language="en" fo:country="US" officeooo:paragraph-rsid="00577c75" style:font-size-asian="10pt" style:font-size-complex="10pt"/>
    </style:style>
    <style:style style:name="P32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33" style:family="paragraph" style:parent-style-name="Standard">
      <style:text-properties fo:font-size="10pt" fo:language="en" fo:country="US" officeooo:rsid="0019c138" officeooo:paragraph-rsid="00577c75" style:font-size-asian="10pt" style:font-size-complex="10pt"/>
    </style:style>
    <style:style style:name="P34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35" style:family="paragraph" style:parent-style-name="Standard">
      <style:text-properties fo:font-size="10pt" fo:language="en" fo:country="US" officeooo:rsid="00169fb3" officeooo:paragraph-rsid="00577c75" style:font-size-asian="10pt" style:font-size-complex="10pt"/>
    </style:style>
    <style:style style:name="P36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37" style:family="paragraph" style:parent-style-name="Standard">
      <style:text-properties fo:font-size="10pt" fo:language="en" fo:country="US" officeooo:rsid="002aaf87" officeooo:paragraph-rsid="00577c75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169fb3" officeooo:paragraph-rsid="00577c75" style:font-size-asian="10pt" style:font-size-complex="10pt"/>
    </style:style>
    <style:style style:name="P41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42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3" style:family="paragraph" style:parent-style-name="Standard">
      <style:text-properties fo:font-size="10pt" fo:language="en" fo:country="US" style:text-underline-style="none" officeooo:rsid="004859d3" officeooo:paragraph-rsid="00577c75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2b1170" officeooo:paragraph-rsid="0057eedb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  <style:style style:name="T12" style:family="text">
      <style:text-properties officeooo:rsid="0057e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FEATURE <text:span text:style-name="T1"><text:s text:c="132"/></text:span></text:p>
      <text:p text:style-name="P34"/>
      <text:p text:style-name="P36">BEFORE START</text:p>
      <text:p text:style-name="P3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USER STORY / <text:span text:style-name="T2">REQUIREMENT</text:span> IN ISSUE TRACKING SYSTEM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7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3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1"><text:span text:style-name="T8">HAS</text:span> CORRECT BRANCH <text:span text:style-name="T8">BEEN </text:span>CHECKED OU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1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25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0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34"/>
      <text:p text:style-name="P32">IMPLEMENTATION</text:p>
      <text:p text:style-name="P3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SEE DEVELOPMENT PROGRESS SHEET / <text:span text:style-name="T12">BUG FIX PROGRESS SHEET</text:span>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5"><text:span text:style-name="T7">HAS CODE BEEN </text:span>REVIEW<text:span text:style-name="T6">ED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3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29">DOES BUILD ARTIFACT RUN ON LOCAL MACHINE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8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27">APPLY HOTFIX TO OPEN RELEASE BRANCH IF NECESSARY</text:p>
          </table:table-cell>
          <table:table-cell table:style-name="Table2.B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DELETE <text:span text:style-name="T3">HOTFIX / FEATURE </text:span>BRANCH</text:p>
          </table:table-cell>
          <table:table-cell table:style-name="Table2.B2" office:value-type="string">
            <text:p text:style-name="P18"/>
          </table:table-cell>
        </table:table-row>
      </table:table>
      <text:p text:style-name="P38"/>
      <text:p text:style-name="P42">RELEASE</text:p>
      <text:p text:style-name="P4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SEE <text:span text:style-name="T4">RELEASE</text:span> <text:span text:style-name="T4">CHECKLIST</text:span></text:p>
          </table:table-cell>
          <table:table-cell table:style-name="Table5.B1" office:value-type="string">
            <text:p text:style-name="P5"/>
          </table:table-cell>
        </table:table-row>
      </table:table>
      <text:p text:style-name="P39"/>
      <text:p text:style-name="P41"/>
      <text:p text:style-name="P38"/>
      <text:p text:style-name="P38"/>
      <text:p text:style-name="P38"/>
      <text:p text:style-name="P38"/>
      <text:p text:style-name="P38"/>
      <text:p text:style-name="P33">FEATURE <text:span text:style-name="T1"><text:s text:c="132"/></text:span></text:p>
      <text:p text:style-name="P35"/>
      <text:p text:style-name="P37">BEFORE START</text:p>
      <text:p text:style-name="P3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USER STORY / <text:span text:style-name="T2">REQUIREMENT</text:span> IN ISSUE TRACKING SYSTEM</text:p>
          </table:table-cell>
          <table:table-cell table:style-name="Table3.B1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7">USER STORY / <text:span text:style-name="T2">REQUIREMENT</text:span> PRIORITIZED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7">USER STORY / <text:span text:style-name="T2">REQUIREMENT</text:span> COMPLETE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2">DOES OUTLINE EXIST <text:span text:style-name="T5">(SEE DEVELOPMENT OUTLINE)</text:span>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2">HAS BEST SOLUTION BEEN CHOSEN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4">HAS OUTLINE BEEN REVIEWED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2"><text:span text:style-name="T8">IS CODE BASE </text:span>ACCESS<text:span text:style-name="T8">IBLE</text:span>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2"><text:span text:style-name="T8">HAS</text:span> CORRECT BRANCH <text:span text:style-name="T8">BEEN </text:span>CHECKED OUT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2"><text:bookmark-start text:name="__DdeLink__839_95226485122"/>BRANCH IF NECESSARY (HOTFIX, FEATURE)<text:bookmark-end text:name="__DdeLink__839_95226485122"/>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2">UNIT TESTS <text:span text:style-name="T10">RELATED TO FEATURE ARE </text:span>RUNNING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6">FIX UNIT TESTS <text:span text:style-name="T10">RELATED TO FEATURE </text:span>IF NECESSARY</text:p>
          </table:table-cell>
          <table:table-cell table:style-name="Table3.B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12"><text:span text:style-name="T8">ARE </text:span>DEPENDENT SERVICES RUNNING</text:p>
          </table:table-cell>
          <table:table-cell table:style-name="Table3.B2" office:value-type="string">
            <text:p text:style-name="P31"/>
          </table:table-cell>
        </table:table-row>
      </table:table>
      <text:p text:style-name="P35"/>
      <text:p text:style-name="P33">IMPLEMENTATION</text:p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4">SEE DEVELOPMENT PROGRESS SHEET / <text:span text:style-name="T12">BUG FIX PROGRESS SHEET</text:span></text:p>
          </table:table-cell>
          <table:table-cell table:style-name="Table4.B1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6"><text:span text:style-name="T7">HAS CODE BEEN </text:span>REVIEW<text:span text:style-name="T6">ED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4"><text:span text:style-name="T11">IS </text:span>BUILD <text:span text:style-name="T11">ON LOCAL MACHINE SUCCESSFUL</text:span>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30">DOES BUILD ARTIFACT RUN ON LOCAL MACHINE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20">MERGE <text:span text:style-name="T3">HOTFIX / FEATURE </text:span>BRANCH <text:span text:style-name="T9">INTO MASTER / DEVELOP</text:span>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8">APPLY HOTFIX TO OPEN RELEASE BRANCH IF NECESSARY</text:p>
          </table:table-cell>
          <table:table-cell table:style-name="Table4.B2" office:value-type="string">
            <text:p text:style-name="P20"/>
          </table:table-cell>
        </table:table-row>
        <table:table-row>
          <table:table-cell table:style-name="Table4.A2" office:value-type="string">
            <text:p text:style-name="P20">DELETE <text:span text:style-name="T3">HOTFIX / FEATURE </text:span>BRANCH</text:p>
          </table:table-cell>
          <table:table-cell table:style-name="Table4.B2" office:value-type="string">
            <text:p text:style-name="P20"/>
          </table:table-cell>
        </table:table-row>
      </table:table>
      <text:p text:style-name="P40"/>
      <text:p text:style-name="P43">RELEASE</text:p>
      <text:p text:style-name="P4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SEE <text:span text:style-name="T4">RELEASE</text:span> <text:span text:style-name="T4">CHECKLIST</text:span></text:p>
          </table:table-cell>
          <table:table-cell table:style-name="Table6.B1" office:value-type="string">
            <text:p text:style-name="P6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2-27T20:45:21.412516613</dc:date>
    <meta:editing-duration>PT1H32M4S</meta:editing-duration>
    <meta:editing-cycles>50</meta:editing-cycles>
    <meta:generator>LibreOffice/6.0.7.3$Linux_X86_64 LibreOffice_project/00m0$Build-3</meta:generator>
    <meta:document-statistic meta:table-count="6" meta:image-count="0" meta:object-count="0" meta:page-count="1" meta:paragraph-count="48" meta:word-count="246" meta:character-count="1808" meta:non-whitespace-character-count="1344"/>
  </office:meta>
</office:document-meta>
</file>